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keep-with-next="always" style:text-autospace="none" fo:margin-top="0.3333in" fo:margin-bottom="0.1666in" style:line-height-at-least="0.175in"/>
    </style:style>
    <style:style style:name="T18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T19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P20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21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2" style:parent-style-name="Standardnípísmoodstavce" style:family="text">
      <style:text-properties style:font-name-complex="Calibri" style:font-size-complex="11.5pt" fo:language="en" fo:country="US"/>
    </style:style>
    <style:style style:name="T23" style:parent-style-name="Standardnípísmoodstavce" style:family="text">
      <style:text-properties style:font-name-complex="Calibri" style:font-size-complex="11.5pt"/>
    </style:style>
    <style:style style:name="T24" style:parent-style-name="Standardnípísmoodstavce" style:family="text">
      <style:text-properties style:font-name-complex="Calibri" style:font-size-complex="11.5pt"/>
    </style:style>
    <style:style style:name="T25" style:parent-style-name="Standardnípísmoodstavce" style:family="text">
      <style:text-properties style:font-name-complex="Calibri" style:font-size-complex="11.5pt"/>
    </style:style>
    <style:style style:name="P26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7" style:parent-style-name="Standardnípísmoodstavce" style:family="text">
      <style:text-properties style:font-name-complex="Calibri" style:font-size-complex="11.5pt" fo:language="en" fo:country="US"/>
    </style:style>
    <style:style style:name="T28" style:parent-style-name="Standardnípísmoodstavce" style:family="text">
      <style:text-properties style:font-name-complex="Calibri" style:font-size-complex="11.5pt"/>
    </style:style>
    <style:style style:name="T29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P30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31" style:parent-style-name="Standardnípísmoodstavce" style:family="text">
      <style:text-properties style:font-name-complex="Calibri" style:font-size-complex="11.5pt" fo:language="en" fo:country="US"/>
    </style:style>
    <style:style style:name="T32" style:parent-style-name="Standardnípísmoodstavce" style:family="text">
      <style:text-properties style:font-name-complex="Calibri" style:font-size-complex="11.5pt"/>
    </style:style>
    <style:style style:name="P33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34" style:parent-style-name="Standardnípísmoodstavce" style:family="text">
      <style:text-properties style:font-name-complex="Calibri" style:font-size-complex="11.5pt" fo:language="en" fo:country="US"/>
    </style:style>
    <style:style style:name="T35" style:parent-style-name="Standardnípísmoodstavce" style:family="text">
      <style:text-properties style:font-name-complex="Calibri" style:font-size-complex="11.5pt"/>
    </style:style>
    <style:style style:name="T36" style:parent-style-name="Standardnípísmoodstavce" style:family="text">
      <style:text-properties style:font-name-complex="Calibri" style:font-size-complex="11.5pt"/>
    </style:style>
    <style:style style:name="P37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/>
    </style:style>
    <style:style style:name="P38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39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40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41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42" style:parent-style-name="Standardnípísmoodstavce" style:family="text">
      <style:text-properties style:font-name-complex="Calibri" style:font-size-complex="11.5pt" fo:language="en" fo:country="US"/>
    </style:style>
    <style:style style:name="T43" style:parent-style-name="Standardnípísmoodstavce" style:family="text">
      <style:text-properties style:font-name-complex="Calibri" style:font-size-complex="11.5pt"/>
    </style:style>
    <style:style style:name="P44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45" style:parent-style-name="Standardnípísmoodstavce" style:family="text">
      <style:text-properties style:font-name-complex="Calibri" style:font-size-complex="11.5pt" fo:language="en" fo:country="US"/>
    </style:style>
    <style:style style:name="T46" style:parent-style-name="Standardnípísmoodstavce" style:family="text">
      <style:text-properties style:font-name-complex="Calibri" style:font-size-complex="11.5pt"/>
    </style:style>
    <style:style style:name="P47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/>
    </style:style>
    <style:style style:name="P48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/>
    </style:style>
    <style:style style:name="P49" style:parent-style-name="Normální" style:family="paragraph">
      <style:text-properties fo:font-weight="bold" style:font-weight-asian="bold"/>
    </style:style>
    <style:style style:name="P50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/>
    </style:style>
    <style:style style:name="P51" style:parent-style-name="Normální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6/2020<text:bookmark-end text:name="Text14"/></text:p>
            <text:p text:style-name="Normální">KVOP-32904/2020<text:bookmark-end text:name="Text2"/></text:p>
            <text:p text:style-name="Normální"><text:bookmark-start text:name="Text6"/>06. 08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I. T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P17"><text:span text:style-name="T18">Sd</text:span><text:span text:style-name="T19">ělení o poskytnutí informace<text:s/></text:span></text:p>
      <text:p text:style-name="P20">Vážený pane T.,</text:p>
      <text:p text:style-name="P21"><text:span text:style-name="T22">dne 6. srpna<text:s/></text:span><text:span text:style-name="T23">2020 byla</text:span><text:span text:style-name="T24"><text:s/>do Kanceláře veřejného ochránce práv doručena Vaše žádost podle zákona č. 106/1999 Sb., o svobodném přístupu k informacím, ve znění pozdějších předpisů, kterou žádáte o zaslání Sborníku stanovisek veřejného ochránce práv Vězeňství II z roku 2019 a Sborník</text:span><text:span text:style-name="T25">u stanovisek veřejného ochránce práv Vězeňství I z roku 2010.</text:span></text:p>
      <text:p text:style-name="P26"><text:span text:style-name="T27">Ve smyslu zákona o svobodném p</text:span><text:span text:style-name="T28">řístupu k informacím,<text:s/></text:span><text:span text:style-name="T29">Vám k Vaší žádosti poskytuji tyto informace:<text:s/></text:span></text:p>
      <text:p text:style-name="P30"><text:span text:style-name="T31">Sborník stanovisek ve</text:span><text:span text:style-name="T32">řejného ochránce práv Vězeňství II z roku 2019,</text:span></text:p>
      <text:p text:style-name="P33"><text:span text:style-name="T34">Sborník stanovisek ve</text:span><text:span text:style-name="T35">řejnéh</text:span><text:span text:style-name="T36">o ochránce práv Vězeňství II z roku 2010.</text:span></text:p>
      <text:p text:style-name="P37"/>
      <text:p text:style-name="P38">S pozdravem</text:p>
      <text:p text:style-name="P39"/>
      <text:p text:style-name="P40"/>
      <text:p text:style-name="P41"><text:span text:style-name="T42">JUDr. Pavel Po</text:span><text:span text:style-name="T43">řízek, Ph.D.</text:span></text:p>
      <text:p text:style-name="P44"><text:span text:style-name="T45">vedoucí Kancelá</text:span><text:span text:style-name="T46">ře veřejného ochránce práv</text:span></text:p>
      <text:p text:style-name="P47"/>
      <text:p text:style-name="P48"/>
      <text:p text:style-name="P49"/>
      <text:p text:style-name="P50"/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3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N48I*</text:span></text:p>
        <text:p text:style-name="P12"><text:span text:style-name="T13">KVOPX00AN48I</text:span>KVOPX00AN48I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8-25T11:15:00Z</meta:creation-date>
    <dc:date>2020-08-25T11:17:00Z</dc:date>
    <meta:print-date>2020-08-06T10:08:00Z</meta:print-date>
    <meta:template xlink:href="KVOP_dopis%20vedoucího" xlink:type="simple"/>
    <meta:editing-cycles>5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19" meta:character-count="826" meta:row-count="5" meta:non-whitespace-character-count="708"/>
  </office:meta>
</office:document-meta>
</file>